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4" style:family="paragraph" style:parent-style-name="Text_20_body">
      <style:text-properties officeooo:rsid="0003a041" officeooo:paragraph-rsid="001329da"/>
    </style:style>
    <style:style style:name="P5" style:family="paragraph" style:parent-style-name="Text_20_body">
      <style:text-properties officeooo:rsid="0003a041" officeooo:paragraph-rsid="0016ddbd"/>
    </style:style>
    <style:style style:name="P6" style:family="paragraph" style:parent-style-name="Text_20_body">
      <style:text-properties officeooo:paragraph-rsid="00163ef3"/>
    </style:style>
    <style:style style:name="P7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8" style:family="paragraph" style:parent-style-name="Text_20_body">
      <style:text-properties officeooo:paragraph-rsid="00227a82"/>
    </style:style>
    <style:style style:name="P9" style:family="paragraph" style:parent-style-name="Text_20_body">
      <style:text-properties officeooo:paragraph-rsid="00340dac"/>
    </style:style>
    <style:style style:name="P10" style:family="paragraph" style:parent-style-name="Text_20_body">
      <style:text-properties officeooo:paragraph-rsid="003449d9"/>
    </style:style>
    <style:style style:name="P11" style:family="paragraph" style:parent-style-name="Text_20_body">
      <style:paragraph-properties style:writing-mode="lr-tb"/>
      <style:text-properties officeooo:rsid="0003a041" officeooo:paragraph-rsid="00187b27"/>
    </style:style>
    <style:style style:name="P12" style:family="paragraph" style:parent-style-name="Text_20_body">
      <style:paragraph-properties style:writing-mode="lr-tb"/>
      <style:text-properties officeooo:rsid="0003a041" officeooo:paragraph-rsid="001f07ec"/>
    </style:style>
    <style:style style:name="P13" style:family="paragraph" style:parent-style-name="Text_20_body">
      <style:paragraph-properties style:writing-mode="lr-tb"/>
      <style:text-properties officeooo:rsid="0003a041" officeooo:paragraph-rsid="0016ddbd"/>
    </style:style>
    <style:style style:name="P14" style:family="paragraph" style:parent-style-name="Text_20_body">
      <style:paragraph-properties style:writing-mode="lr-tb"/>
      <style:text-properties officeooo:rsid="00106813" officeooo:paragraph-rsid="00106813"/>
    </style:style>
    <style:style style:name="P15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16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17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18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19" style:family="paragraph" style:parent-style-name="Text_20_body">
      <style:paragraph-properties style:writing-mode="lr-tb"/>
      <style:text-properties officeooo:paragraph-rsid="00240378"/>
    </style:style>
    <style:style style:name="P20" style:family="paragraph" style:parent-style-name="Heading">
      <style:paragraph-properties style:writing-mode="lr-tb"/>
      <style:text-properties officeooo:paragraph-rsid="00227a82"/>
    </style:style>
    <style:style style:name="P21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22" style:family="paragraph" style:parent-style-name="Text_20_body" style:list-style-name="L2">
      <style:text-properties style:text-underline-style="none" officeooo:rsid="000dc093" officeooo:paragraph-rsid="000dc093"/>
    </style:style>
    <style:style style:name="P23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24" style:family="paragraph" style:parent-style-name="Text_20_body" style:list-style-name="L2">
      <style:text-properties style:text-underline-style="none" officeooo:rsid="000f6998" officeooo:paragraph-rsid="000f6998"/>
    </style:style>
    <style:style style:name="P25" style:family="paragraph" style:parent-style-name="Text_20_body">
      <style:text-properties style:text-underline-style="none" officeooo:rsid="000f6998" officeooo:paragraph-rsid="000f6998"/>
    </style:style>
    <style:style style:name="P26" style:family="paragraph" style:parent-style-name="Text_20_body">
      <style:text-properties style:text-underline-style="none" officeooo:rsid="00386952" officeooo:paragraph-rsid="00386952"/>
    </style:style>
    <style:style style:name="P27" style:family="paragraph" style:parent-style-name="Text_20_body">
      <style:text-properties officeooo:paragraph-rsid="00386952"/>
    </style:style>
    <style:style style:name="P28" style:family="paragraph" style:parent-style-name="Text_20_body" style:list-style-name="L3">
      <style:text-properties officeooo:paragraph-rsid="00386952"/>
    </style:style>
    <style:style style:name="P29" style:family="paragraph" style:parent-style-name="Text_20_body" style:list-style-name="L3">
      <style:text-properties officeooo:rsid="00386952" officeooo:paragraph-rsid="00386952"/>
    </style:style>
    <style:style style:name="P30" style:family="paragraph" style:parent-style-name="Text_20_body" style:list-style-name="L5">
      <style:text-properties officeooo:rsid="00386952" officeooo:paragraph-rsid="00390706"/>
    </style:style>
    <style:style style:name="P31" style:family="paragraph" style:parent-style-name="Text_20_body" style:list-style-name="L5">
      <style:text-properties officeooo:rsid="00386952" officeooo:paragraph-rsid="003a9246"/>
    </style:style>
    <style:style style:name="P32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33" style:family="paragraph" style:parent-style-name="Heading_20_1">
      <style:text-properties officeooo:rsid="00032eb6" officeooo:paragraph-rsid="00032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 officeooo:rsid="00094c04"/>
    </style:style>
    <style:style style:name="T14" style:family="text">
      <style:text-properties style:text-position="0% 100%" officeooo:rsid="000b1160"/>
    </style:style>
    <style:style style:name="T15" style:family="text">
      <style:text-properties style:text-position="0% 100%" officeooo:rsid="000d088a"/>
    </style:style>
    <style:style style:name="T16" style:family="text">
      <style:text-properties style:text-position="0% 100%" officeooo:rsid="001329da"/>
    </style:style>
    <style:style style:name="T17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officeooo:rsid="00227a82"/>
    </style:style>
    <style:style style:name="T20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1" style:family="text">
      <style:text-properties style:text-position="0% 100%" style:text-underline-style="none" fo:font-weight="normal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7" style:family="text">
      <style:text-properties style:text-position="0% 100%" style:text-underline-style="none" officeooo:rsid="00227a82"/>
    </style:style>
    <style:style style:name="T28" style:family="text">
      <style:text-properties style:text-position="0% 100%" style:text-underline-style="none" officeooo:rsid="0033f0a2"/>
    </style:style>
    <style:style style:name="T29" style:family="text">
      <style:text-properties style:text-position="0% 100%" style:text-underline-style="none" officeooo:rsid="00340dac"/>
    </style:style>
    <style:style style:name="T30" style:family="text">
      <style:text-properties style:text-position="0% 100%" style:text-underline-style="none" officeooo:rsid="003449d9"/>
    </style:style>
    <style:style style:name="T31" style:family="text">
      <style:text-properties style:text-position="0% 100%" style:text-underline-style="none" officeooo:rsid="00367bcf"/>
    </style:style>
    <style:style style:name="T32" style:family="text">
      <style:text-properties style:text-position="0% 100%" style:text-underline-style="none" officeooo:rsid="00372b74"/>
    </style:style>
    <style:style style:name="T33" style:family="text">
      <style:text-properties style:text-position="0% 100%" style:text-underline-style="none" officeooo:rsid="00372ed5"/>
    </style:style>
    <style:style style:name="T34" style:family="text">
      <style:text-properties style:text-position="0% 100%" fo:font-weight="bold" officeooo:rsid="00094c04" style:font-weight-asian="bold" style:font-weight-complex="bold"/>
    </style:style>
    <style:style style:name="T35" style:family="text">
      <style:text-properties style:text-position="0% 100%" fo:font-weight="bold" officeooo:rsid="0016ddbd" style:font-weight-asian="bold" style:font-weight-complex="bold"/>
    </style:style>
    <style:style style:name="T36" style:family="text">
      <style:text-properties style:text-position="0% 100%" officeooo:rsid="0016ddbd"/>
    </style:style>
    <style:style style:name="T37" style:family="text">
      <style:text-properties style:text-position="0% 100%" fo:font-style="italic" officeooo:rsid="0016ddbd" style:font-style-asian="italic" style:font-style-complex="italic"/>
    </style:style>
    <style:style style:name="T38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3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5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6" style:family="text">
      <style:text-properties style:text-position="0% 100%" fo:font-style="normal" officeooo:rsid="0016ddbd" style:font-style-asian="normal" style:font-style-complex="normal"/>
    </style:style>
    <style:style style:name="T47" style:family="text">
      <style:text-properties style:text-position="0% 100%" fo:font-style="normal" officeooo:rsid="00170777" style:font-style-asian="normal" style:font-style-complex="normal"/>
    </style:style>
    <style:style style:name="T48" style:family="text">
      <style:text-properties style:text-position="0% 100%" fo:font-style="normal" officeooo:rsid="00215b79" style:font-style-asian="normal" style:font-style-complex="normal"/>
    </style:style>
    <style:style style:name="T49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3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4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2" style:family="text">
      <style:text-properties style:text-position="0% 100%" officeooo:rsid="001dbf24"/>
    </style:style>
    <style:style style:name="T63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69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0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1" style:family="text">
      <style:text-properties officeooo:rsid="000b1160"/>
    </style:style>
    <style:style style:name="T72" style:family="text">
      <style:text-properties style:text-position="super 58%" officeooo:rsid="000b1160"/>
    </style:style>
    <style:style style:name="T73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7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officeooo:rsid="00163ef3"/>
    </style:style>
    <style:style style:name="T77" style:family="text">
      <style:text-properties style:text-underline-style="solid" style:text-underline-width="auto" style:text-underline-color="font-color" officeooo:rsid="00390706"/>
    </style:style>
    <style:style style:name="T78" style:family="text">
      <style:text-properties style:text-underline-style="solid" style:text-underline-width="auto" style:text-underline-color="font-color" officeooo:rsid="003a9246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106813" style:font-weight-asian="normal" style:font-weight-complex="normal"/>
    </style:style>
    <style:style style:name="T81" style:family="text">
      <style:text-properties officeooo:rsid="0011892b"/>
    </style:style>
    <style:style style:name="T82" style:family="text">
      <style:text-properties officeooo:rsid="001568d6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0163ef3"/>
    </style:style>
    <style:style style:name="T85" style:family="text">
      <style:text-properties style:text-underline-style="none" fo:font-weight="normal" style:font-weight-asian="normal" style:font-weight-complex="normal"/>
    </style:style>
    <style:style style:name="T86" style:family="text">
      <style:text-properties style:text-underline-style="none" fo:font-weight="normal" officeooo:rsid="00386952" style:font-weight-asian="normal" style:font-weight-complex="normal"/>
    </style:style>
    <style:style style:name="T87" style:family="text">
      <style:text-properties style:text-underline-style="none" officeooo:rsid="003a9246"/>
    </style:style>
    <style:style style:name="T88" style:family="text">
      <style:text-properties officeooo:rsid="00200617"/>
    </style:style>
    <style:style style:name="T89" style:family="text">
      <style:text-properties officeooo:rsid="00163ef3"/>
    </style:style>
    <style:style style:name="T90" style:family="text">
      <style:text-properties fo:font-style="italic" style:text-underline-style="none" style:font-style-asian="italic" style:font-style-complex="italic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normal" style:text-underline-style="none" style:font-style-asian="normal" style:font-style-complex="normal"/>
    </style:style>
    <style:style style:name="T9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5" style:family="text">
      <style:text-properties officeooo:rsid="00367bcf"/>
    </style:style>
    <style:style style:name="T96" style:family="text">
      <style:text-properties officeooo:rsid="00390706"/>
    </style:style>
    <style:style style:name="T97" style:family="text">
      <style:text-properties officeooo:rsid="00395118"/>
    </style:style>
    <style:style style:name="T98" style:family="text">
      <style:text-properties officeooo:rsid="003a924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Θεωρία Πληροφοριών και κωδίκων-Εργασία Notes</text:h>
      <text:p text:style-name="P1">Εκφώνηση εργασίας</text:p>
      <text:p text:style-name="P14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88">(</text:span><text:a xlink:type="simple" xlink:href="#codewords" text:style-name="Internet_20_link" text:visited-style-name="Visited_20_Internet_20_Link"><text:span text:style-name="T88">codewords</text:span></text:a><text:span text:style-name="T88">???)</text:span>. Το πρόγραμμα θα ζητάει από το χρήστη μία λέξη<text:span text:style-name="T88">(</text:span><text:a xlink:type="simple" xlink:href="#information bits" text:style-name="Internet_20_link" text:visited-style-name="Visited_20_Internet_20_Link"><text:span text:style-name="T88">information bits</text:span></text:a><text:span text:style-name="T88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13"><text:span text:style-name="T74">G</text:span>: <text:tab/>Generat<text:span text:style-name="T81">or</text:span> matrix <text:span text:style-name="T82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3">| </text:span></text:span><text:span text:style-name="Footnote_20_anchor"><text:span text:style-name="T34">A</text:span></text:span><text:span text:style-name="Footnote_20_anchor"><text:span text:style-name="T13">)-</text:span></text:span><text:span text:style-name="Footnote_20_anchor"><text:span text:style-name="T62">block matrix</text:span></text:span><text:span text:style-name="Footnote_20_anchor"><text:span text:style-name="T13">. </text:span></text:span><text:span text:style-name="Footnote_20_anchor"><text:span text:style-name="T16">Its rows form a basis for a linear code. The codewords are all of the </text:span></text:span><text:span text:style-name="Footnote_20_anchor"><text:span text:style-name="T20">linear combinations <text:s/></text:span></text:span><text:span text:style-name="Footnote_20_anchor"><text:span text:style-name="T16">of the rows of this matrix(=row space of the matrix). <text:line-break/><text:tab/></text:span></text:span><text:span text:style-name="Footnote_20_anchor"><text:span text:style-name="T36">G can generate </text:span></text:span><text:span text:style-name="Footnote_20_anchor"><text:span text:style-name="T35">codewords</text:span></text:span><text:span text:style-name="Footnote_20_anchor"><text:span text:style-name="T36">. <text:line-break/><text:tab/>A generator matrix for a linear [n,k,d]</text:span></text:span><text:span text:style-name="Footnote_20_anchor"><text:span text:style-name="T6">q</text:span></text:span><text:span text:style-name="Footnote_20_anchor"><text:span text:style-name="T36"> code has format </text:span></text:span><text:span text:style-name="Footnote_20_anchor"><text:span text:style-name="T37">k </text:span></text:span><text:span text:style-name="Footnote_20_anchor"><text:span text:style-name="T46">x</text:span></text:span><text:span text:style-name="Footnote_20_anchor"><text:span text:style-name="T37"> </text:span></text:span><text:span text:style-name="Footnote_20_anchor"><text:span text:style-name="T46">n, where</text:span></text:span><text:span text:style-name="Footnote_20_anchor"><text:span text:style-name="T37"> </text:span></text:span><text:span text:style-name="Footnote_20_anchor"><text:span text:style-name="T45">n</text:span></text:span><text:span text:style-name="Footnote_20_anchor"><text:span text:style-name="T37"> </text:span></text:span><text:span text:style-name="Footnote_20_anchor"><text:span text:style-name="T46">is the length of a codeword, </text:span></text:span><text:span text:style-name="Footnote_20_anchor"><text:span text:style-name="T45">k</text:span></text:span><text:span text:style-name="Footnote_20_anchor"><text:span text:style-name="T37"> </text:span></text:span><text:span text:style-name="Footnote_20_anchor"><text:span text:style-name="T46">is the number </text:span></text:span><text:span text:style-name="Footnote_20_anchor"><text:span text:style-name="T48">o</text:span></text:span><text:span text:style-name="Footnote_20_anchor"><text:span text:style-name="T46">f <text:s/></text:span></text:span><text:bookmark-start text:name="information bits"/><text:span text:style-name="Footnote_20_anchor"><text:span text:style-name="T46">information bits</text:span></text:span><text:bookmark-end text:name="information bits"/><text:span text:style-name="Footnote_20_anchor"><text:span text:style-name="T46"> (dimension of C as a vector subspace), </text:span></text:span><text:span text:style-name="Footnote_20_anchor"><text:span text:style-name="T45">d</text:span></text:span><text:span text:style-name="Footnote_20_anchor"><text:span text:style-name="T37"> </text:span></text:span><text:span text:style-name="Footnote_20_anchor"><text:span text:style-name="T46">is the minimum distance of the code </text:span></text:span><text:span text:style-name="Footnote_20_anchor"><text:span text:style-name="T47">and q is the number of symbols in the alphabet ( q = 2 if <text:s/>the code is binary,q = 3 if the code is ternary etc.).</text:span></text:span></text:p>
      <text:p text:style-name="P12"><text:span text:style-name="Footnote_20_anchor"><text:span text:style-name="T50">P</text:span></text:span><text:span text:style-name="Footnote_20_anchor"><text:span text:style-name="T56">: </text:span></text:span><text:span text:style-name="Footnote_20_anchor"><text:span text:style-name="T42">P </text:span></text:span><text:span text:style-name="Footnote_20_anchor"><text:span text:style-name="T56"><text:s/>= </text:span></text:span><text:span text:style-name="Footnote_20_anchor"><text:span text:style-name="T42">A</text:span></text:span><text:span text:style-name="Footnote_20_anchor"><text:span text:style-name="T56"> = </text:span></text:span><text:span text:style-name="Footnote_20_anchor"><text:span text:style-name="T42">k</text:span></text:span><text:span text:style-name="Footnote_20_anchor"><text:span text:style-name="T56"> x </text:span></text:span><text:span text:style-name="Footnote_20_anchor"><text:span text:style-name="T41">r</text:span></text:span><text:span text:style-name="Footnote_20_anchor"><text:span text:style-name="T56"> matrix</text:span></text:span><text:span text:style-name="Footnote_20_anchor"><text:span text:style-name="T57">, </text:span></text:span><text:span text:style-name="Footnote_20_anchor"><text:span text:style-name="T58">where </text:span></text:span><text:span text:style-name="Footnote_20_anchor"><text:span text:style-name="T41">r</text:span></text:span><text:span text:style-name="Footnote_20_anchor"><text:span text:style-name="T58"> = </text:span></text:span><text:span text:style-name="Footnote_20_anchor"><text:span text:style-name="T41">n</text:span></text:span><text:span text:style-name="Footnote_20_anchor"><text:span text:style-name="T58"> – </text:span></text:span><text:span text:style-name="Footnote_20_anchor"><text:span text:style-name="T41">k </text:span></text:span><text:span text:style-name="Footnote_20_anchor"><text:span text:style-name="T58">and </text:span></text:span><text:span text:style-name="Footnote_20_anchor"><text:span text:style-name="T44">r</text:span></text:span><text:span text:style-name="Footnote_20_anchor"><text:span text:style-name="T58"> symbolizes the redundant bits of the codeword.</text:span></text:span></text:p>
      <text:p text:style-name="P11"><text:span text:style-name="Footnote_20_anchor"><text:span text:style-name="T52">I</text:span></text:span><text:span text:style-name="Footnote_20_anchor"><text:span text:style-name="T7">k </text:span></text:span><text:span text:style-name="Footnote_20_anchor"><text:span text:style-name="T52">: The </text:span></text:span><text:span text:style-name="Footnote_20_anchor"><text:span text:style-name="T38">k </text:span></text:span><text:span text:style-name="Footnote_20_anchor"><text:span text:style-name="T52">x </text:span></text:span><text:span text:style-name="Footnote_20_anchor"><text:span text:style-name="T38">k </text:span></text:span><text:span text:style-name="Footnote_20_anchor"><text:span text:style-name="T53">identity matrix</text:span></text:span><text:span text:style-name="Footnote_20_anchor"><text:span text:style-name="T55">.</text:span></text:span></text:p>
      <text:p text:style-name="P11"><text:span text:style-name="Footnote_20_anchor"><text:span text:style-name="T49">Identity matrix</text:span></text:span><text:span text:style-name="Footnote_20_anchor"><text:span text:style-name="T55"> : or unit matrix </text:span></text:span><text:span text:style-name="Footnote_20_anchor"><text:span text:style-name="T40">I</text:span></text:span><text:span text:style-name="Footnote_20_anchor"><text:span text:style-name="T9">n</text:span></text:span><text:span text:style-name="Footnote_20_anchor"><text:span text:style-name="T55"> of size </text:span></text:span><text:span text:style-name="Footnote_20_anchor"><text:span text:style-name="T40"><text:s/>n </text:span></text:span><text:span text:style-name="Footnote_20_anchor"><text:span text:style-name="T55">is the </text:span></text:span><text:span text:style-name="Footnote_20_anchor"><text:span text:style-name="T40">n </text:span></text:span><text:span text:style-name="Footnote_20_anchor"><text:span text:style-name="T55">x </text:span></text:span><text:span text:style-name="Footnote_20_anchor"><text:span text:style-name="T40">n </text:span></text:span><text:span text:style-name="Footnote_20_anchor"><text:span text:style-name="T55">square matrix with ones on the main diagonal and zeros elsewhere.</text:span></text:span></text:p>
      <text:p text:style-name="P5"><text:span text:style-name="Footnote_20_anchor"><text:span text:style-name="T17">Linear Combinations </text:span></text:span><text:span text:style-name="Footnote_20_anchor"><text:span text:style-name="T18">of the rows of the matrix example</text:span></text:span><text:span text:style-name="Footnote_20_anchor"><text:span text:style-name="T22">:</text:span></text:span><text:span text:style-name="Footnote_20_anchor"><text:span text:style-name="T23"> </text:span></text:span><text:span text:style-name="Footnote_20_anchor"><text:span text:style-name="T23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4"><text:span text:style-name="T74">H</text:span>: Check matrix <text:span text:style-name="T82">(parity check matrix)</text:span>, <text:span text:style-name="T71">H = (-A</text:span><text:span text:style-name="T72">t </text:span><text:span text:style-name="T14">| I </text:span><text:span text:style-name="T4">n – k</text:span><text:span text:style-name="T14">) </text:span><text:span text:style-name="T15">.</text:span></text:p>
      <text:p text:style-name="P6"><text:bookmark-start text:name="codewords"/><text:span text:style-name="T76">Codewords</text:span><text:bookmark-end text:name="codewords"/><text:span text:style-name="T84">: Elements of standarized code or protocol. To generate the codewords of a code C, we need <text:s/>the generator matrix G and we use the followng formula: </text:span><text:bookmark-start text:name="w=sG"/><text:span text:style-name="T84">w = s G</text:span><text:bookmark-end text:name="w=sG"/><text:span text:style-name="T84">, where w is a codeword of the linear code C and s is any vector. </text:span></text:p>
      <text:p text:style-name="P7"><text:span text:style-name="T89">Λ</text:span>έξη<text:span text:style-name="T83">: Κάθε πεπερασμένη ακολουθία </text:span><text:span text:style-name="T90">m </text:span><text:span text:style-name="T92">συμβόλων ενός </text:span><text:span text:style-name="T93">αλφαβήτου </text:span><text:span text:style-name="T91">S </text:span><text:span text:style-name="T94">ονομάζεται λέξη μήκους </text:span><text:span text:style-name="T91">m.</text:span></text:p>
      <text:p text:style-name="P15"><text:span text:style-name="T79">Αλφάβητο</text:span><text:span text:style-name="T85"> (S = {s</text:span><text:span text:style-name="T10">1</text:span><text:span text:style-name="T21">, s</text:span><text:span text:style-name="T10">2</text:span><text:span text:style-name="T21">, s</text:span><text:span text:style-name="T10">3</text:span><text:span text:style-name="T21">, …, s</text:span><text:span text:style-name="T10">n</text:span><text:span text:style-name="T21">}): Ονομάζεται κάθε πεπερασμένο σύνολο </text:span><text:span text:style-name="T39">n </text:span><text:span text:style-name="T21">συμβόλων.</text:span></text:p>
      <text:p text:style-name="P19"><text:span text:style-name="T51">Κώδικας</text:span><text:span text:style-name="T60">: </text:span><text:span text:style-name="T61">Κάθε δομή <text:s/></text:span><text:span text:style-name="T43">Κ = </text:span><text:span text:style-name="T61">( </text:span><text:span text:style-name="T43">S, C, f </text:span><text:span text:style-name="T61">) όπου </text:span><text:span text:style-name="T43">S = </text:span><text:span text:style-name="T61">{ s</text:span><text:span text:style-name="T8">1</text:span><text:span text:style-name="T61">, s</text:span><text:span text:style-name="T8">2</text:span><text:span text:style-name="T61">, ...,s</text:span><text:span text:style-name="T8">q</text:span><text:span text:style-name="T61">}, ένα σύνολο με <text:s/></text:span><text:span text:style-name="T43">q </text:span><text:span text:style-name="T61">σύμβολα, το αλφάβητο της </text:span><text:span text:style-name="T54"><text:s/></text:span><text:span text:style-name="T61">πληροφοριακής πηγής</text:span><text:span text:style-name="T54">,</text:span><text:span text:style-name="T61"> <text:s/></text:span><text:span text:style-name="T43">C = </text:span><text:span text:style-name="T61">{ c</text:span><text:span text:style-name="T8">1</text:span><text:span text:style-name="T61">, c</text:span><text:span text:style-name="T8">2</text:span><text:span text:style-name="T61">, ...,c</text:span><text:span text:style-name="T8">r</text:span><text:span text:style-name="T61">} ένα σύνολο με </text:span><text:span text:style-name="T43"><text:s/>r </text:span><text:span text:style-name="T61">σύμβολα που ονομάζεται αλφάβητο κωδικοποίησης και</text:span><text:span text:style-name="T73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9">μία συνάρτηση του </text:span><text:span text:style-name="T63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4">στο </text:span><text:span text:style-name="T64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4">, που απεικονίζει κάθε </text:span><text:soft-page-break/><text:span text:style-name="T65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6">, ένα μήνυμα συμβόλων του αλφαβήτου της πηγής </text:span><text:span text:style-name="T69">S </text:span><text:span text:style-name="T66">σε μία ακολουθία </text:span><text:span text:style-name="T66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7">συμβόλων του </text:span><text:span text:style-name="T70"><text:s/>C </text:span><text:span text:style-name="T67">, που ονομάζεται </text:span><text:span text:style-name="T68">κωδική λέξη</text:span><text:span text:style-name="T67"> της αντίστοιχης πηγαίας λέξης </text:span><text:span text:style-name="T70">X</text:span><text:span text:style-name="T11">i</text:span><text:span text:style-name="T67">.</text:span></text:p>
      <text:p text:style-name="P18">Συγγράματα - Πηγές</text:p>
      <text:p text:style-name="P16"><text:span text:style-name="T24">–-Ε</text:span><text:span text:style-name="T21">δώ περιέχονται βασικές πληροφορίες για: κώδικες γενικά, γραμμικούς κώδικες κλπ. </text:span><text:span text:style-name="T25">Οι πληροφορίες βρέθηκαν:</text:span></text:p>
      <text:list xml:id="list5882186070578137993" text:style-name="L1">
        <text:list-item>
          <text:p text:style-name="P32"><text:a xlink:type="simple" xlink:href="https://en.wikipedia.org/wiki/Linear_code" text:style-name="Internet_20_link" text:visited-style-name="Visited_20_Internet_20_Link"><text:span text:style-name="T21">https://en.wikipedia.org/wiki/Linear_code</text:span></text:a></text:p>
        </text:list-item>
        <text:list-item>
          <text:p text:style-name="P32"><text:a xlink:type="simple" xlink:href="https://en.wikipedia.org/wiki/Generator_matrix" text:style-name="Internet_20_link" text:visited-style-name="Visited_20_Internet_20_Link"><text:span text:style-name="T21">https://en.wikipedia.org/wiki/Generator_matrix</text:span></text:a></text:p>
        </text:list-item>
        <text:list-item>
          <text:p text:style-name="P32"><text:span text:style-name="T21">Εισαγωγή στη </text:span><text:span text:style-name="T26">θεωρία πληροφοριών, κωδίκων και πληροφορίας: Κεφάλαια 4.2 &amp; 7.1</text:span></text:p>
        </text:list-item>
      </text:list>
      <text:p text:style-name="P17"/>
      <text:p text:style-name="P20"><text:span text:style-name="Footnote_20_anchor"><text:span text:style-name="T19">Κωδικοποίηση</text:span></text:span></text:p>
      <text:p text:style-name="P8"><text:span text:style-name="Footnote_20_anchor"><text:span text:style-name="T27">Κωδικοποίηση: </text:span></text:span><text:span text:style-name="Footnote_20_anchor"><text:span text:style-name="T28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πηγουμένως. </text:span></text:span></text:p>
      <text:p text:style-name="P9"><text:span text:style-name="Footnote_20_anchor"><text:span text:style-name="T29">Το μήνυμα χωρίζεται σε τμήματα μήκους k (με βάση τον πίνακα P).</text:span></text:span></text:p>
      <text:p text:style-name="P10"><text:span text:style-name="Footnote_20_anchor"><text:span text:style-name="T30">Προστίθενται σε κάθε μήνυμα τα n-k ψηφία ελέγχου με βάση </text:span></text:span><text:span text:style-name="Footnote_20_anchor"><text:span text:style-name="T31">την εξίσωση </text:span></text:span><text:a xlink:type="simple" xlink:href="#w=sG" text:style-name="Internet_20_link" text:visited-style-name="Visited_20_Internet_20_Link"><text:span text:style-name="Footnote_20_anchor">w=sG</text:span></text:a><text:span text:style-name="Footnote_20_anchor"><text:span text:style-name="T32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3"> Σε αυτήν την περίπτωση έχουμε έναν πολ/σμο ενός</text:span></text:span><text:span text:style-name="Footnote_20_anchor"><text:span text:style-name="T32"> </text:span></text:span></text:p>
      <text:p text:style-name="P3">Στόχοι του προγράμματος</text:p>
      <text:list xml:id="list7787584475164239315" text:style-name="L2">
        <text:list-item>
          <text:p text:style-name="P22">Υλοποιεί γραμμικούς κώδικες<text:span text:style-name="T95">(θα ξεκινήσουμε με δυαδικούς, δλδ το αλφάβητο είναι τα 0 και 1)</text:span></text:p>
        </text:list-item>
        <text:list-item>
          <text:p text:style-name="P22">Εισαγωγή και αποθήκευση ( ? προσωρινή ή μόνιμη) του πίνακα P από το χρήστη</text:p>
        </text:list-item>
        <text:list-item>
          <text:p text:style-name="P22">Με βάση τον πίνακα P δημιουργεί πίνακες G και H</text:p>
        </text:list-item>
        <text:list-item>
          <text:p text:style-name="P22">Εμφανίζει όλα τα codewords <text:span text:style-name="T1">εφόσον </text:span><text:span text:style-name="T79">το επιλέξει ο χρήστης</text:span></text:p>
        </text:list-item>
        <text:list-item>
          <text:p text:style-name="P23">Εισαγωγή μηνύματος από χρήστη</text:p>
        </text:list-item>
        <text:list-item>
          <text:p text:style-name="P23">Κωδικοποίηση μηνύματος</text:p>
        </text:list-item>
        <text:list-item>
          <text:p text:style-name="P24"><text:span text:style-name="T79">Αποκωδικοποίηση μην</text:span><text:span text:style-name="T80">ύματος</text:span></text:p>
        </text:list-item>
      </text:list>
      <text:p text:style-name="P25"/>
      <text:p text:style-name="P21"><text:span text:style-name="T79">Περιγραφή </text:span><text:span text:style-name="T80">Π</text:span><text:span text:style-name="T79">ρογράμματος</text:span></text:p>
      <text:p text:style-name="P26"><text:span text:style-name="T79">Το πρόγραμμα κατά τη συγγραφή αυτών των σημειώσεων είναι γραμμένο ως εξής:</text:span></text:p>
      <text:p text:style-name="P26"><text:span text:style-name="T74">Γλώσσα</text:span><text:span text:style-name="T79">: C# </text:span></text:p>
      <text:p text:style-name="P26"><text:soft-page-break/><text:span text:style-name="T74">Συστήματα</text:span><text:span text:style-name="T79">: MonoDevelop, Mono, Linux Debian, Nunit για τα τεστ</text:span></text:p>
      <text:p text:style-name="P27"><text:span text:style-name="T75">Αρχιτεκτονική</text:span><text:span text:style-name="T86">: </text:span></text:p>
      <text:list xml:id="list8294761480444064103" text:style-name="L3">
        <text:list-item>
          <text:p text:style-name="P28"><text:span text:style-name="T86">1 Solution με όνομα LinearEncoderDecoder το οποίο περιέχει:</text:span></text:p>
        </text:list-item>
        <text:list-item>
          <text:p text:style-name="P29"><text:span text:style-name="T85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span></text:p>
        </text:list-item>
        <text:list-item>
          <text:p text:style-name="P29"><text:span text:style-name="T85">Κλάσεις LinearEncoderDecoderLibrary:</text:span></text:p>
        </text:list-item>
      </text:list>
      <text:list xml:id="list3287204507393768802" text:style-name="L5">
        <text:list-item>
          <text:list>
            <text:list-item>
              <text:p text:style-name="P30"><text:span text:style-name="T74">MatrixCreator</text:span>: Δημιουργεί τα G και Η arrays-πίνακες με βάση τον πίνακα P..</text:p>
            </text:list-item>
            <text:list-item>
              <text:p text:style-name="P31"><text:span text:style-name="T77">Codeword Generator</text:span><text:span text:style-name="T96">: </text:span><text:s/><text:span text:style-name="T97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31"><text:span text:style-name="T78">Encoder</text:span><text:span text:style-name="T87">: Κωδικοποιεί</text:span><text:span text:style-name="T98"> 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6-01T21:07:49.437524287</dc:date>
    <dc:creator>sag </dc:creator>
    <meta:editing-duration>P1DT8H9M30S</meta:editing-duration>
    <meta:editing-cycles>48</meta:editing-cycles>
    <meta:generator>LibreOffice/4.3.3.2$Linux_X86_64 LibreOffice_project/430m0$Build-2</meta:generator>
    <meta:document-statistic meta:table-count="0" meta:image-count="0" meta:object-count="6" meta:page-count="3" meta:paragraph-count="42" meta:word-count="730" meta:character-count="4317" meta:non-whitespace-character-count="3616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